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cs" fo:country="CZ" officeooo:rsid="000dc6b1" officeooo:paragraph-rsid="000f2091"/>
    </style:style>
    <style:style style:name="P2" style:family="paragraph" style:parent-style-name="Text_20_body">
      <style:paragraph-properties fo:text-align="justify" style:justify-single-word="false"/>
      <style:text-properties fo:language="cs" fo:country="CZ" officeooo:rsid="000dc6b1" officeooo:paragraph-rsid="000f2091"/>
    </style:style>
    <style:style style:name="P3" style:family="paragraph" style:parent-style-name="Text_20_body">
      <style:paragraph-properties fo:text-align="justify" style:justify-single-word="false"/>
      <style:text-properties officeooo:rsid="000f2091" officeooo:paragraph-rsid="000f2091"/>
    </style:style>
    <style:style style:name="P4" style:family="paragraph" style:parent-style-name="Text_20_body">
      <style:paragraph-properties fo:text-align="justify" style:justify-single-word="false"/>
      <style:text-properties officeooo:rsid="0010ce86" officeooo:paragraph-rsid="0010ce86"/>
    </style:style>
    <style:style style:name="P5" style:family="paragraph" style:parent-style-name="Heading_20_1">
      <style:text-properties fo:language="cs" fo:country="CZ" officeooo:rsid="000dc6b1" officeooo:paragraph-rsid="000dc6b1"/>
    </style:style>
    <style:style style:name="P6" style:family="paragraph" style:parent-style-name="Heading_20_1">
      <style:text-properties officeooo:paragraph-rsid="000f2091"/>
    </style:style>
    <style:style style:name="P7" style:family="paragraph" style:parent-style-name="Title">
      <style:text-properties fo:language="cs" fo:country="CZ" officeooo:paragraph-rsid="000dc6b1"/>
    </style:style>
    <style:style style:name="T1" style:family="text">
      <style:text-properties officeooo:rsid="000f2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SB2CAN Triple</text:p>
      <text:p text:style-name="P7"/>
      <text:h text:style-name="P5" text:outline-level="1">Abstrakt</text:h>
      <text:p text:style-name="P2">USB2CAN Triple od firmy CANLAB s.r.o. <text:span text:style-name="T1">slouží jako </text:span>převodník mezi sběrnicemi CAN a USB a již existuje podpora pro Windows, <text:span text:style-name="T1">ale dosud neexistuje podpora pro operační systém Linux. C</text:span>ílem práce tak je implementace ovladače kompatabilního s technologií SockatCAN <text:span text:style-name="T1">pod operačním systémem Linux</text:span>.</text:p>
      <text:p text:style-name="P1"/>
      <text:h text:style-name="P6" text:outline-level="1"><text:span text:style-name="T1">Úvod !!!</text:span></text:h>
      <text:p text:style-name="P3">Převodník USB2CAN Triple (dále jen Triple) je výrobkem firmy CANLAB s.r.o. a jeho vývojáří poskytují softwarovou podporu pouze pro oprační systém Windows. Mimo jiné poskytují uživatelský software, který slouží jako simulátor, analyzér a vizualizér dat ze sběrnice CAN. Cílem je tedy vytvořit obdobnou podporu pro operační systém Linux. </text:p>
      <text:p text:style-name="P4">Důležitým bodem celé implentace je kompatabilita s technologií SocketCAN. Tato technologie umožnuje skrýt přístup k převodníku, obyvkle s pomocí blokového nebo znakového ovladače zařízení, za komunikace pomocí soketů, které jsou primárním způsobem sítové komunikace v operačním systému Linux. Vývojář aplikace pak již nemusí znát konkrétní zařízení a implementovat pro něj speciálně podporu v jeho aplikaci, ale pouze zapíše např. Program pro analýzu dat z CAN sběrnice pomocí již zmíněných soketů a taková aplikace bude podporovat jakýkoliv hardware , který má od výrobce ovladač kompatabilní s touto technologií. Aplikace s podporou SockatCAN již existují a poskytují obdobnou funkcionalitu jakou vyvojáří převodníku poskytují pro systém Windows. 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8:22:27.877493472</meta:creation-date>
    <dc:date>2019-09-06T19:00:13.607029721</dc:date>
    <meta:editing-duration>PT1M13S</meta:editing-duration>
    <meta:editing-cycles>1</meta:editing-cycles>
    <meta:document-statistic meta:table-count="0" meta:image-count="0" meta:object-count="0" meta:page-count="1" meta:paragraph-count="6" meta:word-count="199" meta:character-count="1402" meta:non-whitespace-character-count="1207"/>
    <meta:generator>LibreOffice/6.2.6.2$Linux_X86_64 LibreOffice_project/20$Build-2</meta:generator>
  </office:meta>
</office:document-meta>
</file>